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d079" officeooo:paragraph-rsid="001bd07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d079" officeooo:paragraph-rsid="001bd07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d079" officeooo:paragraph-rsid="001bd07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d079" officeooo:paragraph-rsid="001bd079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d079" officeooo:paragraph-rsid="001bd079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1bd079" officeooo:paragraph-rsid="001bd07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114a" officeooo:paragraph-rsid="001c114a" style:font-weight-asian="bold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bd079" officeooo:paragraph-rsid="001bd07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bd079" officeooo:paragraph-rsid="001bd079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d079" officeooo:paragraph-rsid="001e255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c114a" officeooo:paragraph-rsid="001c114a" style:font-weight-asian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c114a" officeooo:paragraph-rsid="001c114a" style:font-weight-asian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c114a" officeooo:paragraph-rsid="001e255c" style:font-weight-asian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1c114a" officeooo:paragraph-rsid="001c114a" style:font-weight-asian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1c114a" officeooo:paragraph-rsid="001c114a" style:font-weight-asian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1d171c" officeooo:paragraph-rsid="001d171c" style:font-weight-asian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d171c" officeooo:paragraph-rsid="001e255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114a" officeooo:paragraph-rsid="001c114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171c" officeooo:paragraph-rsid="001d171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114a" officeooo:paragraph-rsid="001c114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171c" officeooo:paragraph-rsid="001d171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114a" officeooo:paragraph-rsid="001c114a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1c114a" officeooo:paragraph-rsid="001c114a" style:font-size-asian="12pt" style:font-weight-asian="normal" style:font-size-complex="12pt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1c114a" officeooo:paragraph-rsid="001c114a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1d171c" officeooo:paragraph-rsid="001d171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171c" officeooo:paragraph-rsid="001d171c" style:font-size-asian="12pt" style:font-weight-asian="normal" style:font-size-complex="12pt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1d171c" officeooo:paragraph-rsid="001d171c" style:font-size-asian="12pt" style:font-weight-asian="normal" style:font-size-complex="12pt" style:font-weight-complex="normal"/>
    </style:style>
    <style:style style:name="P28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1d171c" officeooo:paragraph-rsid="001d171c" style:font-size-asian="12pt" style:font-weight-asian="normal" style:font-size-complex="12pt" style:font-weight-complex="normal"/>
    </style:style>
    <style:style style:name="P29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1d171c" officeooo:paragraph-rsid="001d171c" style:font-size-asian="12pt" style:font-weight-asian="normal" style:font-size-complex="12pt" style:font-weight-complex="normal"/>
    </style:style>
    <style:style style:name="P30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officeooo:rsid="001d171c" officeooo:paragraph-rsid="001d171c" style:font-size-asian="12pt" style:font-weight-asian="normal" style:font-size-complex="12pt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1d171c" officeooo:paragraph-rsid="001d171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c114a" officeooo:paragraph-rsid="001c114a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171c" officeooo:paragraph-rsid="001d171c" style:font-size-asian="12pt" style:font-weight-asian="bold" style:font-size-complex="12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d171c"/>
    </style:style>
    <style:style style:name="T5" style:family="text">
      <style:text-properties officeooo:rsid="001e25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antamento de Requisitos</text:p>
      <text:p text:style-name="P2"><text:span text:style-name="T2">Sistema 1:</text:span></text:p>
      <text:p text:style-name="P2"><text:span text:style-name="T2"/></text:p>
      <text:p text:style-name="P3"><text:a xlink:type="simple" xlink:href="https://daliodontologia.com.br/especialidades-odontologicas/ortodontia-aparelho-dentario-estetica-facial/" text:style-name="Internet_20_link" text:visited-style-name="Visited_20_Internet_20_Link">https://daliodontologia.com.br/especialidades-odontologicas/ortodontia-aparelho-dentario-estetica-facial/</text:a></text:p>
      <text:p text:style-name="P4"/>
      <text:p text:style-name="P4">Pontos Positivos:<text:span text:style-name="T1"> </text:span></text:p>
      <text:p text:style-name="P4"><text:span text:style-name="T1"/></text:p>
      <text:list xml:id="list2738812573" text:style-name="L1">
        <text:list-item>
          <text:p text:style-name="P5"><text:span text:style-name="T1">O site possui um design bem elaborado;</text:span></text:p>
        </text:list-item>
        <text:list-item>
          <text:p text:style-name="P5"><text:span text:style-name="T1">Facilidade de navegação;</text:span></text:p>
        </text:list-item>
        <text:list-item>
          <text:p text:style-name="P10"><text:span text:style-name="T1">Vídeo informativo;</text:span></text:p>
        </text:list-item>
      </text:list>
      <text:p text:style-name="P4"><text:span text:style-name="T1"/></text:p>
      <text:p text:style-name="P4">Pontos Negativos:</text:p>
      <text:p text:style-name="P4"/>
      <text:list xml:id="list3895219281" text:style-name="L2">
        <text:list-item>
          <text:p text:style-name="P6"><text:span text:style-name="T1">Não possui uma parte específica para os agendamentos;</text:span></text:p>
        </text:list-item>
        <text:list-item>
          <text:p text:style-name="P6"><text:span text:style-name="T1">Excesso de texto no site;</text:span></text:p>
        </text:list-item>
      </text:list>
      <text:p text:style-name="P4"><text:span text:style-name="T1"/></text:p>
      <text:p text:style-name="P4">Ideias <text:span text:style-name="T4">para</text:span> serem implementadas:</text:p>
      <text:p text:style-name="P4"/>
      <text:list xml:id="list649682331" text:style-name="L4">
        <text:list-item>
          <text:p text:style-name="P8">Vídeo informativo;</text:p>
        </text:list-item>
      </text:list>
      <text:p text:style-name="P9"/>
      <text:p text:style-name="P18">Sistema 2:</text:p>
      <text:p text:style-name="P9"/>
      <text:p text:style-name="P9"><text:a xlink:type="simple" xlink:href="http://www.clinicaodontopress.com.br/lentes-contato-dentais.html" text:style-name="Internet_20_link" text:visited-style-name="Visited_20_Internet_20_Link">http://www.clinicaodontopress.com.br/lentes-contato-dentais.html</text:a></text:p>
      <text:p text:style-name="P9"/>
      <text:p text:style-name="P7">Pontos Positivos:</text:p>
      <text:p text:style-name="P7"/>
      <text:list xml:id="list2348885917" text:style-name="L6">
        <text:list-item>
          <text:p text:style-name="P12">Fácil acesso à informação;</text:p>
        </text:list-item>
        <text:list-item>
          <text:p text:style-name="P13">Bate papo com a clínica;</text:p>
        </text:list-item>
        <text:list-item>
          <text:p text:style-name="P17"><text:span text:style-name="T5">Mostruário</text:span> com tratamentos dos pacientes;</text:p>
        </text:list-item>
      </text:list>
      <text:p text:style-name="P7"/>
      <text:p text:style-name="P7">Pontos Negativos:</text:p>
      <text:p text:style-name="P7"/>
      <text:list xml:id="list836785974" text:style-name="L7">
        <text:list-item>
          <text:p text:style-name="P14">Não possui nenhuma área destinada às consultas;</text:p>
        </text:list-item>
      </text:list>
      <text:p text:style-name="P11"/>
      <text:p text:style-name="P7">Ideais <text:span text:style-name="T4">par</text:span>a serem implementadas:</text:p>
      <text:p text:style-name="P11"/>
      <text:list xml:id="list821625297" text:style-name="L8">
        <text:list-item>
          <text:p text:style-name="P15">Bate papo com a clínica;</text:p>
        </text:list-item>
        <text:list-item>
          <text:p text:style-name="P16"><text:span text:style-name="T5">Mostruário</text:span> com tratamentos dos pacientes;</text:p>
        </text:list-item>
      </text:list>
      <text:p text:style-name="P9"/>
      <text:p text:style-name="P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Sistema 3:</text:p>
      <text:p text:style-name="P18"/>
      <text:p text:style-name="P20"><text:a xlink:type="simple" xlink:href="https://dentista-sorridere-porto-alegre-clinica-odontologica.business.site/" text:style-name="Internet_20_link" text:visited-style-name="Visited_20_Internet_20_Link"><text:span text:style-name="T3">https://dentista-sorridere-porto-alegre-clinica-odontologica.business.site/</text:span></text:a></text:p>
      <text:p text:style-name="P22"/>
      <text:p text:style-name="P32">Pontos Positivos:</text:p>
      <text:p text:style-name="P32"/>
      <text:list xml:id="list2796998662" text:style-name="L9">
        <text:list-item>
          <text:p text:style-name="P23">Informações objetivas;</text:p>
        </text:list-item>
        <text:list-item>
          <text:p text:style-name="P31">Galeria de fotos;</text:p>
        </text:list-item>
        <text:list-item>
          <text:p text:style-name="P31">Espaço para novidades da clínica;</text:p>
        </text:list-item>
      </text:list>
      <text:p text:style-name="P32"/>
      <text:p text:style-name="P32">Pontos Negativos:</text:p>
      <text:p text:style-name="P32"/>
      <text:list xml:id="list304566649" text:style-name="L10">
        <text:list-item>
          <text:p text:style-name="P24">Dificuldade de navegação;</text:p>
        </text:list-item>
        <text:list-item>
          <text:p text:style-name="P25">Desorganização dos conteúdos;</text:p>
        </text:list-item>
      </text:list>
      <text:p text:style-name="P26"/>
      <text:p text:style-name="P33">Ideias para serem implementadas:</text:p>
      <text:p text:style-name="P33"/>
      <text:list xml:id="list2218825194" text:style-name="L11">
        <text:list-item>
          <text:p text:style-name="P27">Galeria de fotos;</text:p>
        </text:list-item>
        <text:list-item>
          <text:p text:style-name="P27">Espaço para novidades da clínica;</text:p>
        </text:list-item>
      </text:list>
      <text:p text:style-name="P26"/>
      <text:p text:style-name="P26"/>
      <text:p text:style-name="P19">Sistema 4:</text:p>
      <text:p text:style-name="P19"/>
      <text:p text:style-name="P21"><text:a xlink:type="simple" xlink:href="https://www.odontocompany.com/" text:style-name="Internet_20_link" text:visited-style-name="Visited_20_Internet_20_Link"><text:span text:style-name="T3">https://www.odontocompany.com/</text:span></text:a></text:p>
      <text:p text:style-name="P26"/>
      <text:p text:style-name="P33">Pontos Positivos:</text:p>
      <text:p text:style-name="P33"/>
      <text:list xml:id="list3049222339" text:style-name="L12">
        <text:list-item>
          <text:p text:style-name="P28">Design com uma boa elaboração;</text:p>
        </text:list-item>
        <text:list-item>
          <text:p text:style-name="P28">Facilidade de acesso às informações;</text:p>
        </text:list-item>
        <text:list-item>
          <text:p text:style-name="P28">Fácil agendamento;</text:p>
        </text:list-item>
      </text:list>
      <text:p text:style-name="P26"/>
      <text:p text:style-name="P33">Pontos Negativos:</text:p>
      <text:p text:style-name="P33"/>
      <text:list xml:id="list2809445537" text:style-name="L14">
        <text:list-item>
          <text:p text:style-name="P29">Muitos efeitos no site;</text:p>
        </text:list-item>
      </text:list>
      <text:p text:style-name="P26"/>
      <text:p text:style-name="P33">Ideias para serem implementadas:</text:p>
      <text:p text:style-name="P33"/>
      <text:list xml:id="list270528388" text:style-name="L16">
        <text:list-item>
          <text:p text:style-name="P30">Localizar clinica mais próxima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04:28.843000000</meta:creation-date>
    <dc:date>2019-03-18T16:45:55.223000000</dc:date>
    <meta:editing-duration>PT10M4S</meta:editing-duration>
    <meta:editing-cycles>1</meta:editing-cycles>
    <meta:document-statistic meta:table-count="0" meta:image-count="0" meta:object-count="0" meta:page-count="2" meta:paragraph-count="45" meta:word-count="173" meta:character-count="1322" meta:non-whitespace-character-count="1217"/>
    <meta:generator>LibreOffice/6.1.3.2$Windows_X86_64 LibreOffice_project/86daf60bf00efa86ad547e59e09d6bb77c699acb</meta:generator>
  </office:meta>
</office:document-meta>
</file>